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P7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position="0% 100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47cm">
          <draw:text-box>
            <text:p text:style-name="P1"><text:span text:style-name="T1">HOLY GOSPEL</text:span></text:p>
            <text:p text:style-name="P1"><text:span text:style-name="T2">Mark 9:30–3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4cm" svg:height="5.009cm" svg:x="1.248cm" svg:y="0.833cm">
          <draw:text-box>
            <text:p text:style-name="P4"><text:span text:style-name="T3">30</text:span><text:span text:style-name="T4">[The disciples] went on from there and passed through Galilee. And [Jesus] did not want anyone to kn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384cm" svg:height="5.205cm" svg:x="1.778cm" svg:y="0.891cm">
          <draw:text-box>
            <text:p text:style-name="P4"><text:span text:style-name="T5">31</text:span><text:span text:style-name="T6">for he was teaching his disciples, saying to them, “The Son of Man is going to be delivered into the hands of men, and they will kill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6" draw:layer="layout" svg:width="24.892cm" svg:height="6.475cm" svg:x="1.778cm" svg:y="1.016cm">
          <draw:text-box>
            <text:p text:style-name="P4"><text:span text:style-name="T5"><text:s/></text:span><text:span text:style-name="T7">And when he is killed, after three days he will rise.”</text:span></text:p>
            <text:p text:style-name="P4"><text:span text:style-name="T8">32</text:span><text:span text:style-name="T9">But they did not understand the saying, and were afraid to ask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6" draw:layer="layout" svg:width="25.4cm" svg:height="5.17cm" svg:x="1.27cm" svg:y="0.926cm">
          <draw:text-box>
            <text:p text:style-name="P4"><text:span text:style-name="T8">33</text:span><text:span text:style-name="T9">And they came to Capernaum. And when he was in the house he asked them, “What were you discussing on the way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7" draw:layer="layout" svg:width="25.4cm" svg:height="7.766cm" svg:x="1.314cm" svg:y="0.762cm">
          <draw:text-box>
            <text:p text:style-name="P4"><text:span text:style-name="T8">34</text:span><text:span text:style-name="T9">But they kept silent, for on the way they had argued with one another about who was the greatest. </text:span><text:span text:style-name="T8">35</text:span><text:span text:style-name="T9">And he sat down and called the twelve. And he said to them, “If anyone would be first, he must be last of all and servant of all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8" draw:layer="layout" svg:width="25.146cm" svg:height="7.766cm" svg:x="1.524cm" svg:y="0.762cm">
          <draw:text-box>
            <text:p text:style-name="P4"><text:span text:style-name="T8">36</text:span><text:span text:style-name="T9">And he took a child and put him in the midst of them, and taking him in his arms, he said to them, </text:span><text:span text:style-name="T8">37</text:span><text:span text:style-name="T9">“Whoever receives one such child in my name receives me, and whoever receives me, receives not me but him who sent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3:22:46.857000000</meta:creation-date>
    <dc:title>Hymn template</dc:title>
    <meta:editing-duration>PT10M47S</meta:editing-duration>
    <meta:editing-cycles>6</meta:editing-cycles>
    <meta:generator>LibreOffice/6.0.5.2$Windows_X86_64 LibreOffice_project/54c8cbb85f300ac59db32fe8a675ff7683cd5a16</meta:generator>
    <meta:initial-creator>Arthur Hoch</meta:initial-creator>
    <dc:date>2018-09-18T16:09:01.963000000</dc:date>
    <meta:document-statistic meta:object-count="53"/>
    <meta:template xlink:type="simple" xlink:actuate="onRequest" xlink:title="Hymn template" xlink:href="../../AppData/Roaming/LibreOffice/4/user/template/Worship%20Templsates/Hymn%20template.otp" meta:date="2015-09-19T13:22:46.762000000"/>
  </office:meta>
</office:document-meta>
</file>